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2" svg:font-family="Arial" style:font-family-generic="roman"/>
    <style:font-face style:name="Arial CE" svg:font-family="'Arial CE'" style:font-family-generic="roman"/>
    <style:font-face style:name="Times New Roman1" svg:font-family="'Times New Roman'" style:font-family-generic="roman"/>
    <style:font-face style:name="Times New Roman CE" svg:font-family="'Times New Roman CE'" style:font-family-generic="roma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Alegreya" svg:font-family="Alegreya" style:font-pitch="variable"/>
    <style:font-face style:name="Cantarell" svg:font-family="Cantarell" style:font-adornments="Pogrubiona" style:font-pitch="variable"/>
    <style:font-face style:name="Comfortaa" svg:font-family="Comfortaa" style:font-pitch="variable"/>
    <style:font-face style:name="Heuristica" svg:font-family="Heuristica" style:font-pitch="variable"/>
    <style:font-face style:name="Linux Biolinum O" svg:font-family="'Linux Biolinum O'" style:font-pitch="variable"/>
    <style:font-face style:name="TeX Gyre Pagella Math" svg:font-family="'TeX Gyre Pagella Math'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PT Serif" svg:font-family="'PT Serif'" style:font-family-generic="roman" style:font-pitch="variable"/>
    <style:font-face style:name="PT Serif1" svg:font-family="'PT Serif'" style:font-adornments="Pogrubiona" style:font-family-generic="roman" style:font-pitch="variable"/>
    <style:font-face style:name="Times New Roman" svg:font-family="'Times New Roman'" style:font-family-generic="roman" style:font-pitch="variable"/>
    <style:font-face style:name="Utopia" svg:font-family="Utop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9.502cm" fo:margin-left="-0.191cm" table:align="left"/>
    </style:style>
    <style:style style:name="Tabela1.A" style:family="table-column">
      <style:table-column-properties style:column-width="4.71cm"/>
    </style:style>
    <style:style style:name="Tabela1.B" style:family="table-column">
      <style:table-column-properties style:column-width="1.54cm"/>
    </style:style>
    <style:style style:name="Tabela1.C" style:family="table-column">
      <style:table-column-properties style:column-width="3.253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" fo:background-color="#0066cc" fo:padding-left="0.191cm" fo:padding-right="0.191cm" fo:padding-top="0cm" fo:padding-bottom="0cm" fo:border="0.5pt solid #000001">
        <style:background-image/>
      </style:table-cell-properties>
    </style:style>
    <style:style style:name="Tabela1.2" style:family="table-row">
      <style:table-row-properties style:min-row-height="0.713cm" fo:keep-together="always"/>
    </style:style>
    <style:style style:name="Tabela1.A2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B2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C2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3" style:family="table-row">
      <style:table-row-properties style:min-row-height="0.829cm" fo:keep-together="always"/>
    </style:style>
    <style:style style:name="Tabela1.A3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B3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C3" style:family="table-cell">
      <style:table-cell-properties style:vertical-align="middle" fo:padding-left="0.191cm" fo:padding-right="0.191cm" fo:padding-top="0cm" fo:padding-bottom="0cm" fo:border="0.5pt solid #000001"/>
    </style:style>
    <style:style style:name="P1" style:family="paragraph" style:parent-style-name="Footer">
      <style:paragraph-properties fo:margin-left="0cm" fo:margin-right="-0.053cm" fo:line-height="150%" fo:text-align="end" style:justify-single-word="false" fo:orphans="2" fo:widows="2" fo:text-indent="0cm" style:auto-text-indent="false" style:vertical-align="auto"/>
    </style:style>
    <style:style style:name="P2" style:family="paragraph" style:parent-style-name="Standard" style:list-style-name="L5">
      <style:paragraph-properties fo:text-align="justify" style:justify-single-word="false"/>
      <style:text-properties style:font-name="Heuristica" fo:font-size="10pt" officeooo:rsid="00213322" officeooo:paragraph-rsid="00213322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Heuristica" fo:font-size="10pt" officeooo:rsid="002191d7" officeooo:paragraph-rsid="002191d7" style:font-size-asian="10pt" style:font-size-complex="10pt"/>
    </style:style>
    <style:style style:name="P4" style:family="paragraph" style:parent-style-name="Standard" style:list-style-name="L21">
      <style:paragraph-properties fo:text-align="justify" style:justify-single-word="false"/>
      <style:text-properties style:font-name="Heuristica" fo:font-size="10pt" officeooo:rsid="002191d7" officeooo:paragraph-rsid="002191d7" style:font-size-asian="10pt" style:font-size-complex="10pt"/>
    </style:style>
    <style:style style:name="P5" style:family="paragraph" style:parent-style-name="Standard" style:list-style-name="L22">
      <style:paragraph-properties fo:text-align="justify" style:justify-single-word="false"/>
      <style:text-properties style:font-name="Heuristica" fo:font-size="10pt" officeooo:rsid="002191d7" officeooo:paragraph-rsid="002191d7" style:font-size-asian="10pt" style:font-size-complex="10pt"/>
    </style:style>
    <style:style style:name="P6" style:family="paragraph" style:parent-style-name="Standard" style:list-style-name="L22">
      <style:paragraph-properties fo:text-align="justify" style:justify-single-word="false"/>
      <style:text-properties style:font-name="Heuristica" fo:font-size="10pt" officeooo:rsid="002191d7" officeooo:paragraph-rsid="0021c274" style:font-size-asian="10pt" style:font-size-complex="10pt"/>
    </style:style>
    <style:style style:name="P7" style:family="paragraph" style:parent-style-name="Standard" style:list-style-name="L22">
      <style:paragraph-properties fo:text-align="justify" style:justify-single-word="false"/>
      <style:text-properties style:font-name="Heuristica" fo:font-size="10pt" officeooo:rsid="002191d7" officeooo:paragraph-rsid="002371b2" style:font-size-asian="10pt" style:font-size-complex="10pt"/>
    </style:style>
    <style:style style:name="P8" style:family="paragraph" style:parent-style-name="Standard" style:list-style-name="L22">
      <style:paragraph-properties fo:text-align="justify" style:justify-single-word="false"/>
      <style:text-properties style:font-name="Heuristica" fo:font-size="10pt" officeooo:rsid="0021c274" officeooo:paragraph-rsid="0021c274" style:font-size-asian="10pt" style:font-size-complex="10pt"/>
    </style:style>
    <style:style style:name="P9" style:family="paragraph" style:parent-style-name="Standard" style:list-style-name="L22">
      <style:paragraph-properties fo:text-align="justify" style:justify-single-word="false"/>
      <style:text-properties style:font-name="Heuristica" fo:font-size="10pt" officeooo:rsid="0021c274" officeooo:paragraph-rsid="002371b2" style:font-size-asian="10pt" style:font-size-complex="10pt"/>
    </style:style>
    <style:style style:name="P10" style:family="paragraph" style:parent-style-name="Standard" style:list-style-name="L1">
      <style:paragraph-properties fo:line-height="150%" fo:text-align="justify" style:justify-single-word="false" fo:orphans="2" fo:widows="2" style:vertical-align="auto"/>
      <style:text-properties style:font-name="Heuristica" officeooo:paragraph-rsid="001fda74"/>
    </style:style>
    <style:style style:name="P11" style:family="paragraph" style:parent-style-name="Standard" style:list-style-name="L1">
      <style:paragraph-properties fo:line-height="150%" fo:text-align="justify" style:justify-single-word="false" fo:orphans="2" fo:widows="2" style:vertical-align="auto">
        <style:tab-stops>
          <style:tab-stop style:position="0.635cm"/>
          <style:tab-stop style:position="1.251cm"/>
          <style:tab-stop style:position="6.502cm" style:leader-style="dotted" style:leader-text="."/>
        </style:tab-stops>
      </style:paragraph-properties>
      <style:text-properties style:font-name="Heuristica"/>
    </style:style>
    <style:style style:name="P12" style:family="paragraph" style:parent-style-name="Standard" style:list-style-name="L3">
      <style:paragraph-properties fo:line-height="150%" fo:text-align="justify" style:justify-single-word="false" fo:orphans="2" fo:widows="2" style:vertical-align="auto">
        <style:tab-stops>
          <style:tab-stop style:position="0.635cm"/>
          <style:tab-stop style:position="1.905cm"/>
        </style:tab-stops>
      </style:paragraph-properties>
      <style:text-properties style:font-name="Heuristica"/>
    </style:style>
    <style:style style:name="P13" style:family="paragraph" style:parent-style-name="Standard" style:list-style-name="L13">
      <style:paragraph-properties fo:text-align="justify" style:justify-single-word="false"/>
      <style:text-properties style:font-name="Heuristica" fo:font-size="12pt" officeooo:rsid="00213322" style:font-size-asian="12pt" style:font-size-complex="12pt"/>
    </style:style>
    <style:style style:name="P14" style:family="paragraph" style:parent-style-name="Standard" style:list-style-name="L5">
      <style:paragraph-properties fo:text-align="justify" style:justify-single-word="false"/>
      <style:text-properties style:font-name="Heuristica" fo:font-size="12pt" style:font-size-asian="12pt" style:font-size-complex="12pt"/>
    </style:style>
    <style:style style:name="P15" style:family="paragraph" style:parent-style-name="Standard" style:list-style-name="L13">
      <style:paragraph-properties fo:text-align="justify" style:justify-single-word="false"/>
      <style:text-properties style:font-name="Heuristica" officeooo:rsid="00213322" officeooo:paragraph-rsid="00213322"/>
    </style:style>
    <style:style style:name="P16" style:family="paragraph" style:parent-style-name="Standard" style:list-style-name="L5">
      <style:paragraph-properties fo:text-align="justify" style:justify-single-word="false"/>
      <style:text-properties style:font-name="Heuristica" officeooo:rsid="00213322" officeooo:paragraph-rsid="00213322"/>
    </style:style>
    <style:style style:name="P17" style:family="paragraph" style:parent-style-name="Standard" style:list-style-name="L12">
      <style:paragraph-properties fo:text-align="justify" style:justify-single-word="false"/>
      <style:text-properties style:font-name="Heuristica" officeooo:rsid="00213322" officeooo:paragraph-rsid="00213322"/>
    </style:style>
    <style:style style:name="P18" style:family="paragraph" style:parent-style-name="Standard">
      <style:paragraph-properties fo:text-align="justify" style:justify-single-word="false"/>
      <style:text-properties style:font-name="Heuristica"/>
    </style:style>
    <style:style style:name="P19" style:family="paragraph" style:parent-style-name="Standard" style:list-style-name="L5">
      <style:paragraph-properties fo:text-align="justify" style:justify-single-word="false"/>
      <style:text-properties style:font-name="Heuristica" officeooo:paragraph-rsid="001fda74"/>
    </style:style>
    <style:style style:name="P20" style:family="paragraph" style:parent-style-name="Standard" style:list-style-name="L1">
      <style:paragraph-properties fo:line-height="150%" fo:text-align="justify" style:justify-single-word="false" fo:orphans="2" fo:widows="2" style:vertical-align="auto"/>
      <style:text-properties style:use-window-font-color="true" style:font-name="Heuristica"/>
    </style:style>
    <style:style style:name="P21" style:family="paragraph" style:parent-style-name="Standard" style:list-style-name="L1">
      <style:paragraph-properties fo:line-height="150%" fo:text-align="justify" style:justify-single-word="false" fo:orphans="2" fo:widows="2" style:vertical-align="auto"/>
      <style:text-properties style:use-window-font-color="true" style:font-name="Heuristica" officeooo:paragraph-rsid="001fda74"/>
    </style:style>
    <style:style style:name="P22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/>
      <style:text-properties style:font-name="Heuristica" fo:font-size="10pt" fo:language="pl" fo:country="PL" officeooo:rsid="001fda74" officeooo:paragraph-rsid="001fda74" style:font-size-asian="10pt" style:language-asian="pl" style:country-asian="PL"/>
    </style:style>
    <style:style style:name="P23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/>
      <style:text-properties style:font-name="Heuristica" fo:font-size="10pt" fo:language="pl" fo:country="PL" style:font-size-asian="10pt" style:language-asian="pl" style:country-asian="PL"/>
    </style:style>
    <style:style style:name="P24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/>
      <style:text-properties style:font-name="Heuristica" fo:font-size="10pt" fo:language="pl" fo:country="PL" fo:font-style="italic" officeooo:rsid="001fda74" officeooo:paragraph-rsid="001fda74" style:font-size-asian="10pt" style:language-asian="pl" style:country-asian="PL" style:font-style-asian="italic" style:font-style-complex="italic"/>
    </style:style>
    <style:style style:name="P25" style:family="paragraph" style:parent-style-name="Standard">
      <style:paragraph-properties fo:margin-left="0cm" fo:margin-right="0cm" fo:text-align="justify" style:justify-single-word="false" fo:orphans="2" fo:widows="2" fo:text-indent="0cm" style:auto-text-indent="false" fo:background-color="#0066cc" style:vertical-align="auto">
        <style:background-image/>
      </style:paragraph-properties>
      <style:text-properties style:font-name="Heuristica" fo:font-size="10pt" fo:language="pl" fo:country="PL" fo:font-weight="bold" style:font-size-asian="10pt" style:language-asian="pl" style:country-asian="PL" style:font-weight-asian="bold"/>
    </style:style>
    <style:style style:name="P26" style:family="paragraph" style:parent-style-name="Standard">
      <style:paragraph-properties fo:margin-left="0.635cm" fo:margin-right="0cm" fo:line-height="150%" fo:text-align="justify" style:justify-single-word="false" fo:orphans="2" fo:widows="2" fo:text-indent="0cm" style:auto-text-indent="false" style:vertical-align="auto"/>
      <style:text-properties style:font-name="Heuristica" fo:font-size="10pt" fo:language="pl" fo:country="PL" fo:font-style="italic" style:font-size-asian="10pt" style:language-asian="pl" style:country-asian="PL" style:font-style-asian="italic"/>
    </style:style>
    <style:style style:name="P27" style:family="paragraph" style:parent-style-name="Standard">
      <style:paragraph-properties fo:margin-left="0.635cm" fo:margin-right="0cm" fo:line-height="150%" fo:text-align="justify" style:justify-single-word="false" fo:orphans="2" fo:widows="2" fo:text-indent="0cm" style:auto-text-indent="false" style:vertical-align="auto"/>
      <style:text-properties style:font-name="Heuristica" fo:font-size="10pt" fo:language="pl" fo:country="PL" fo:font-style="italic" officeooo:rsid="001fda74" officeooo:paragraph-rsid="001fda74" style:font-size-asian="10pt" style:language-asian="pl" style:country-asian="PL" style:font-style-asian="italic"/>
    </style:style>
    <style:style style:name="P28" style:family="paragraph" style:parent-style-name="Standard">
      <style:paragraph-properties fo:margin-left="0.635cm" fo:margin-right="0cm" fo:line-height="150%" fo:text-align="justify" style:justify-single-word="false" fo:orphans="2" fo:widows="2" fo:text-indent="0cm" style:auto-text-indent="false" style:vertical-align="auto"/>
      <style:text-properties style:font-name="Heuristica" fo:font-size="10pt" fo:language="pl" fo:country="PL" fo:font-style="italic" officeooo:rsid="001fda74" officeooo:paragraph-rsid="001fda74" style:font-size-asian="10pt" style:language-asian="pl" style:country-asian="PL" style:font-style-asian="italic" style:font-style-complex="italic"/>
    </style:style>
    <style:style style:name="P29" style:family="paragraph" style:parent-style-name="Standard">
      <style:paragraph-properties fo:margin-left="0.635cm" fo:margin-right="0cm" fo:line-height="150%" fo:text-align="justify" style:justify-single-word="false" fo:orphans="2" fo:widows="2" fo:text-indent="0cm" style:auto-text-indent="false" style:vertical-align="auto"/>
      <style:text-properties style:font-name="Heuristica"/>
    </style:style>
    <style:style style:name="P30" style:family="paragraph" style:parent-style-name="Heading_20_1">
      <style:paragraph-properties fo:margin-left="0cm" fo:margin-right="0cm" fo:margin-top="0.847cm" fo:margin-bottom="0.212cm" style:contextual-spacing="false" fo:line-height="150%" fo:text-align="justify" style:justify-single-word="false" fo:orphans="2" fo:widows="2" fo:text-indent="0cm" style:auto-text-indent="false" fo:keep-with-next="always" style:vertical-align="auto"/>
      <style:text-properties fo:color="#3399ff" style:font-name="Heuristica" fo:font-size="14pt" fo:language="pl" fo:country="PL" fo:font-weight="bold" style:letter-kerning="true" style:font-size-asian="14pt" style:language-asian="pl" style:country-asian="PL" style:font-weight-asian="bold"/>
    </style:style>
    <style:style style:name="P31" style:family="paragraph" style:parent-style-name="Heading_20_2">
      <style:paragraph-properties fo:margin-left="0.635cm" fo:margin-right="0cm" fo:margin-top="0.423cm" fo:margin-bottom="0.106cm" style:contextual-spacing="false" fo:line-height="150%" fo:text-align="justify" style:justify-single-word="false" fo:orphans="2" fo:widows="2" fo:text-indent="-0.635cm" style:auto-text-indent="false" fo:keep-with-next="always" style:vertical-align="auto">
        <style:tab-stops>
          <style:tab-stop style:position="0.635cm"/>
        </style:tab-stops>
      </style:paragraph-properties>
      <style:text-properties fo:color="#0066cc" style:font-name="Heuristica"/>
    </style:style>
    <style:style style:name="P32" style:family="paragraph" style:parent-style-name="Heading_20_2">
      <style:paragraph-properties fo:margin-left="0.635cm" fo:margin-right="0cm" fo:margin-top="0.423cm" fo:margin-bottom="0.106cm" style:contextual-spacing="false" fo:line-height="150%" fo:text-align="justify" style:justify-single-word="false" fo:orphans="2" fo:widows="2" fo:text-indent="-0.635cm" style:auto-text-indent="false" fo:keep-with-next="always" style:vertical-align="auto">
        <style:tab-stops>
          <style:tab-stop style:position="0.635cm"/>
        </style:tab-stops>
      </style:paragraph-properties>
      <style:text-properties fo:color="#0066cc" style:font-name="Heuristica" officeooo:paragraph-rsid="001fda74"/>
    </style:style>
    <style:style style:name="P33" style:family="paragraph" style:parent-style-name="Heading_20_2">
      <style:paragraph-properties fo:margin-top="0.423cm" fo:margin-bottom="0.106cm" style:contextual-spacing="false" fo:line-height="150%" fo:text-align="justify" style:justify-single-word="false" fo:orphans="2" fo:widows="2" fo:keep-with-next="always" style:vertical-align="auto">
        <style:tab-stops>
          <style:tab-stop style:position="0.635cm"/>
        </style:tab-stops>
      </style:paragraph-properties>
      <style:text-properties style:font-name="Heuristica"/>
    </style:style>
    <style:style style:name="P34" style:family="paragraph" style:parent-style-name="Heading_20_2">
      <style:paragraph-properties fo:margin-top="0.423cm" fo:margin-bottom="0.106cm" style:contextual-spacing="false" fo:line-height="150%" fo:text-align="justify" style:justify-single-word="false" fo:orphans="2" fo:widows="2" fo:keep-with-next="always" style:vertical-align="auto">
        <style:tab-stops>
          <style:tab-stop style:position="0.635cm"/>
        </style:tab-stops>
      </style:paragraph-properties>
      <style:text-properties style:font-name="Heuristica"/>
    </style:style>
    <style:style style:name="P35" style:family="paragraph" style:parent-style-name="Title" style:master-page-name="Standard">
      <style:paragraph-properties fo:text-align="center" style:justify-single-word="false" style:page-number="auto"/>
      <style:text-properties fo:color="#0066cc" style:font-name="Heuristica"/>
    </style:style>
    <style:style style:name="T1" style:family="text">
      <style:text-properties fo:font-size="10pt" fo:language="pl" fo:country="PL" style:font-size-asian="10pt" style:language-asian="pl" style:country-asian="PL"/>
    </style:style>
    <style:style style:name="T2" style:family="text">
      <style:text-properties fo:font-size="10pt" fo:language="pl" fo:country="PL" fo:font-style="italic" style:font-size-asian="10pt" style:language-asian="pl" style:country-asian="PL" style:font-style-asian="italic"/>
    </style:style>
    <style:style style:name="T3" style:family="text">
      <style:text-properties fo:font-size="10pt" fo:language="pl" fo:country="PL" fo:font-style="italic" fo:font-weight="bold" style:font-size-asian="10pt" style:language-asian="pl" style:country-asian="PL" style:font-style-asian="italic" style:font-weight-asian="bold"/>
    </style:style>
    <style:style style:name="T4" style:family="text">
      <style:text-properties fo:font-size="10pt" style:font-size-asian="8.75pt" style:font-size-complex="10pt"/>
    </style:style>
    <style:style style:name="T5" style:family="text">
      <style:text-properties fo:font-size="10pt" officeooo:rsid="001fda74" style:font-size-asian="8.75pt" style:font-size-complex="10pt"/>
    </style:style>
    <style:style style:name="T6" style:family="text">
      <style:text-properties officeooo:rsid="001fcfa7"/>
    </style:style>
    <style:style style:name="T7" style:family="text">
      <style:text-properties fo:font-size="12pt" fo:language="pl" fo:country="PL" fo:font-weight="bold" style:font-size-asian="12pt" style:language-asian="pl" style:country-asian="PL" style:font-weight-asian="bold"/>
    </style:style>
    <style:style style:name="T8" style:family="text">
      <style:text-properties fo:font-size="12pt" fo:language="pl" fo:country="PL" fo:font-weight="bold" officeooo:rsid="001fda74" style:font-size-asian="12pt" style:language-asian="pl" style:country-asian="PL" style:font-weight-asian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1fda74" style:font-size-asian="12pt" style:font-size-complex="12pt"/>
    </style:style>
    <style:style style:name="T11" style:family="text">
      <style:text-properties officeooo:rsid="001fda74"/>
    </style:style>
    <style:style style:name="T12" style:family="text">
      <style:text-properties fo:color="#0066cc" fo:font-size="12pt" fo:language="pl" fo:country="PL" fo:font-weight="bold" style:font-size-asian="12pt" style:language-asian="pl" style:country-asian="PL" style:font-weight-asian="bold"/>
    </style:style>
    <style:style style:name="T13" style:family="text">
      <style:text-properties style:use-window-font-color="true" fo:font-size="10pt" fo:language="pl" fo:country="PL" style:font-size-asian="10pt" style:language-asian="pl" style:country-asian="PL"/>
    </style:style>
    <style:style style:name="T14" style:family="text">
      <style:text-properties officeooo:rsid="0021c274"/>
    </style:style>
    <style:style style:name="T15" style:family="text">
      <style:text-properties officeooo:rsid="002371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61cm" fo:text-indent="-0.635cm" fo:margin-left="1.9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96cm" fo:text-indent="-0.635cm" fo:margin-left="2.5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31cm" fo:text-indent="-0.635cm" fo:margin-left="3.2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66cm" fo:text-indent="-0.635cm" fo:margin-left="3.8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01cm" fo:text-indent="-0.635cm" fo:margin-left="4.5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36cm" fo:text-indent="-0.635cm" fo:margin-left="5.1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71cm" fo:text-indent="-0.635cm" fo:margin-left="5.7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06cm" fo:text-indent="-0.635cm" fo:margin-left="6.4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41cm" fo:text-indent="-0.635cm" fo:margin-left="7.0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76cm" fo:text-indent="-0.635cm" fo:margin-left="7.67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fo:font-family="Cantarell" style:font-style-name="Regular"/>
      </text:list-level-style-bullet>
      <text:list-level-style-bullet text:level="2" text:style-name="Bullet_20_Symbols" text:bullet-char="◾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Cantarell" style:font-style-name="Regular"/>
      </text:list-level-style-bullet>
      <text:list-level-style-bullet text:level="3" text:style-name="Bullet_20_Symbols" text:bullet-char="▲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Cantarell" style:font-style-name="Regular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Heuristica" style:font-style-name="Regular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Przetwarzani<text:span text:style-name="T6">e</text:span> Rozproszone<text:line-break/><text:span text:style-name="T6">Sprawozdanie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5">Nazwisko Imię</text:p>
          </table:table-cell>
          <table:table-cell table:style-name="Tabela1.A1" office:value-type="string">
            <text:p text:style-name="P25">album</text:p>
          </table:table-cell>
          <table:table-cell table:style-name="Tabela1.A1" office:value-type="string">
            <text:p text:style-name="P25">termin zajęć</text:p>
          </table:table-cell>
        </table:table-row>
        <table:table-row table:style-name="Tabela1.2">
          <table:table-cell table:style-name="Tabela1.A2" office:value-type="string">
            <text:p text:style-name="P24">Radosław Osten</text:p>
          </table:table-cell>
          <table:table-cell table:style-name="Tabela1.B2" office:value-type="string">
            <text:p text:style-name="P23"/>
          </table:table-cell>
          <table:table-cell table:style-name="Tabela1.C3" table:number-rows-spanned="2" office:value-type="string">
            <text:p text:style-name="P23"><text:span text:style-name="T6">Środa</text:span> <text:span text:style-name="T6">8:00</text:span></text:p>
            <text:p text:style-name="P23">tydzień parzysty</text:p>
          </table:table-cell>
        </table:table-row>
        <table:table-row table:style-name="Tabela1.3">
          <table:table-cell table:style-name="Tabela1.A3" office:value-type="string">
            <text:p text:style-name="P24">Michał Ślusarczyk</text:p>
          </table:table-cell>
          <table:table-cell table:style-name="Tabela1.B3" office:value-type="string">
            <text:p text:style-name="P22">106643</text:p>
          </table:table-cell>
          <table:covered-table-cell/>
        </table:table-row>
      </table:table>
      <text:h text:style-name="P30" text:outline-level="1">Algorytm rozwiązania</text:h>
      <text:h text:style-name="P33" text:outline-level="2"><text:span text:style-name="T12">Definicja problemu</text:span></text:h>
      <text:p text:style-name="P27">MISTRZOWIE YETI</text:p>
      <text:p text:style-name="P28"/>
      <text:p text:style-name="P28">Dawno, dawno temu, w odległej galaktyce sprawowali rządy niezbyt mądrzy, ale za to</text:p>
      <text:p text:style-name="P28">szlachetni i straszliwie potężni rycerze Yeti. Aby zostać mistrzem, młodzi kadeci</text:p>
      <text:p text:style-name="P28">powinni wysłuchiwać wykładów mistrzów. Wykłady te wymagają projektora oraz sali.</text:p>
      <text:p text:style-name="P28">Projektory wymagają MOCY aby działania (mistrzowie Yeti nie używają takich banalnych</text:p>
      <text:p text:style-name="P28">rzeczy jak elektryczność).</text:p>
      <text:p text:style-name="P28"/>
      <text:p text:style-name="P28">Napisać procesy zarządzające organizowaniem wykładów dla kadetów. Zarządca</text:p>
      <text:p text:style-name="P28">zajmuje jedną z K sal, następnie rezerwuje jednego z N mistrzów, wreszcie bierze dowolny</text:p>
      <text:p text:style-name="P28">z M projektorów. Sale i mistrzowie są unikalne - projektory nie są unikalne.</text:p>
      <text:p text:style-name="P28">Każdy mistrz ma pewien poziom mocy. Każdy wykład zużywa jedną jednostkę mocy. Zarządca, </text:p>
      <text:p text:style-name="P28">po zauważeniu, że poziom mocy mistrza spada, odsyła go na medytacje. Po medytacjach</text:p>
      <text:p text:style-name="P28">mistrz odnawia MOC (mistrz dalej jest zasobem, a nie procesem!)</text:p>
      <text:h text:style-name="P31" text:outline-level="2"><text:span text:style-name="T7">Założenia przyjętego modelu komunikacji</text:span></text:h>
      <text:list xml:id="list6956161472569714129" text:style-name="L1">
        <text:list-item>
          <text:p text:style-name="P10"><text:span text:style-name="T1">asynchroniczny system z wymianą komunikatów</text:span></text:p>
        </text:list-item>
        <text:list-item>
          <text:p text:style-name="P21"><text:span text:style-name="T1">topologia połączeń: każdy z każdym</text:span></text:p>
        </text:list-item>
        <text:list-item>
          <text:p text:style-name="P11"><text:span text:style-name="T13">wymagana pojemność kanału: wiadomości w jednym kierunku / nieskończona</text:span><text:span text:style-name="T1"> </text:span></text:p>
        </text:list-item>
        <text:list-item>
          <text:p text:style-name="P20"><text:span text:style-name="T1">inne wymagane własności sieci komunikacyjnej: kanały typu FIFO, transmisja rozgłoszeniowa</text:span></text:p>
        </text:list-item>
      </text:list>
      <text:h text:style-name="P32" text:outline-level="2"><text:span text:style-name="T8">Proponowane rozwiązanie</text:span></text:h>
      <text:list xml:id="list8211089341458975368" text:style-name="L5">
        <text:list-item>
          <text:p text:style-name="P14"><text:span text:style-name="T11">Typy wiadomości</text:span></text:p>
          <text:p text:style-name="P19"><text:span text:style-name="T5">W proponowanym rozwiązaniu użyto następujących tagów wiadomości:</text:span></text:p>
        </text:list-item>
      </text:list>
      <text:list xml:id="list2581610543164935851" text:style-name="L13">
        <text:list-item>
          <text:p text:style-name="P15"><text:span text:style-name="T5">R</text:span><text:span text:style-name="T4">EQUEST_MASTER_TAG – żądanie mistrza; wysyłane, gdy proces chce zająć mistrza</text:span></text:p>
        </text:list-item>
        <text:list-item>
          <text:p text:style-name="P15"><text:span text:style-name="T4">REQUEST_ROOM_TAG – żądanie sali; wysyłane, gdy proces chce zająć salę</text:span></text:p>
        </text:list-item>
        <text:list-item>
          <text:p text:style-name="P15"><text:span text:style-name="T4">RELEASE_MASTER_TAG – zwolnienie mistrza; wysyłane, gdy proces zwalnia mistrza po wykładzie/medytacji</text:span></text:p>
        </text:list-item>
        <text:list-item>
          <text:p text:style-name="P15"><text:span text:style-name="T4">RELEASE_ROOM_TAG – zwolnienie sali; wysyłane, gdy proces zwalnia salę po wykładzie</text:span></text:p>
        </text:list-item>
        <text:list-item>
          <text:p text:style-name="P13"><text:span text:style-name="T5">RESPONSE_TAG – odpowiedź; wysyłana w odpowiedzi na żądania</text:span></text:p>
        </text:list-item>
      </text:list>
      <text:list xml:id="list223628304473391" text:continue-list="list8211089341458975368" text:style-name="L5">
        <text:list-item>
          <text:p text:style-name="P16"><text:soft-page-break/><text:span text:style-name="T10">O</text:span><text:span text:style-name="T9">pis algorytmu</text:span></text:p>
          <text:p text:style-name="P2">Zaprezentowane rozwiązanie podzielone jest na sekcję wykonywania akcji (wysyłania żądań i zwolnień) oraz sekcję obsługi wiadomości.</text:p>
        </text:list-item>
      </text:list>
      <text:p text:style-name="P3"/>
      <text:list xml:id="list2424274723838371537" text:style-name="L21">
        <text:list-item>
          <text:list>
            <text:list-item>
              <text:p text:style-name="P4">Sekcja wykonania akcji dzieli się na 5 stanów:</text:p>
            </text:list-item>
          </text:list>
        </text:list-item>
      </text:list>
      <text:list xml:id="list5245619631650856306" text:style-name="L22">
        <text:list-item>
          <text:list>
            <text:list-item>
              <text:p text:style-name="P5">vacant</text:p>
              <text:p text:style-name="P5">W tym stanie Zarządca wybiera <text:span text:style-name="T14">losowego </text:span>mistrza, do którego kolejka jest najkrótsza, dodaje się do jego kolejki i wysyła do wszystkich żądanie mistrza (REQUEST_MASTER_TAG) <text:span text:style-name="T15">wraz z informacją o liczbie przeprowadzonych wykładów</text:span>. <text:span text:style-name="T14">Następnie przechodzi do kolejnego stanu.</text:span></text:p>
            </text:list-item>
            <text:list-item>
              <text:p text:style-name="P5">gettingMaster</text:p>
              <text:p text:style-name="P7">W tym stanie Zarządca sprawdza czy <text:span text:style-name="T14">otrzymał komplet odpowiedzi na żądanie mistrza. Jeśli otrzymał, to wybiera losową salę (z projektorem), do której kolejka jest najkrótsza, dodaje się do kolejki oczekujących na salę i wysyła do wszystkich żądanie sali (REQUEST_ROOM_TAG)</text:span> <text:span text:style-name="T15">wraz z informacją o liczbie przeprowadzonych wykładów.</text:span> <text:span text:style-name="T14">Następnie przechodzi do kolejnego stanu. W przypadku braku kompletu odpowiedzi Zarządca nie wykonuje żadnej akcji.</text:span></text:p>
            </text:list-item>
            <text:list-item>
              <text:p text:style-name="P5">gettingRoom</text:p>
              <text:p text:style-name="P6">W tym stanie Zarządca sprawdza czy <text:span text:style-name="T14">otrzymał komplet odpowiedzi na żądanie sali. Jeśli otrzymał, to ustala moment zakończenia wykładu i rozpoczyna się wykład. Następnie przechodzi do kolejnego stanu. W przypadku braku kompletu odpowiedzi Zarządca nie wykonuje żadnej akcji.</text:span></text:p>
            </text:list-item>
            <text:list-item>
              <text:p text:style-name="P5"><text:span text:style-name="T14">l</text:span>ecture</text:p>
              <text:p text:style-name="P8">W tym stanie Zarządca sprawdza czy prowadzony wykład został zakończony. Jeśli wyznaczony czas zakończenia wykładu jeszcze nie minął, to nie zostanie wykonana żadna akcja. W przeciwnym przypadku Zarządca <text:span text:style-name="T15">zwiększa liczbę przeprowadzonych już wykładów o 1,</text:span> zwalnia salę (wysyła RELEASE_ROOM_TAG do wszystkich), zmniejsza moc mistrza o 1 i zależnie od ilości pozostałej mocy <text:span text:style-name="T15">mistrza </text:span>wykonuje odpowiednią akcję. Jeśli poziom mocy jest dodatni, to Zarządca wysyła do wszystkich informację o zwolnieniu mistrza (RELEASE_MASTER_TAG), wraz z informacją o <text:span text:style-name="T15">liczbie przeprowadzonych wykładów, </text:span>aktualnym poziomie mocy mistrza oraz wersji (powiększonej o 1) <text:span text:style-name="T15">stanu mocy</text:span>, i przechodzi do stanu vacant. Jeśli mistrz wykorzystał całą swoją moc, to zostaje wysłany na medytacje, zostaje wyznaczony czas zakończenia medytacji i Zarządca przechodzi do stanu meditate.</text:p>
            </text:list-item>
            <text:list-item>
              <text:p text:style-name="P5"><text:span text:style-name="T14">m</text:span>editate</text:p>
              <text:p text:style-name="P9">Jeśli wyznaczony czas zakończenia medytacji jeszcze nie minął, to nie zostanie wykonana żadna akcja. W przeciwnym przypadku Zarządca ustala moc mistrza jako maksymalną (dla danego mistrza), wysyła do wszystkich informację zwolnienia mistrza (RELEASE_MASTER_TAG), wraz z informacją o <text:span text:style-name="T15">liczbie przeprowadzonych wykładów, </text:span>aktualnym poziomie mocy mistrza oraz wersji (powiększonej o 1) <text:span text:style-name="T15">stanu mocy</text:span>, i przechodzi do stanu vacant. </text:p>
            </text:list-item>
          </text:list>
        </text:list-item>
      </text:list>
      <text:list xml:id="list2608076278015158257" text:style-name="L12">
        <text:list-header>
          <text:p text:style-name="P17"/>
        </text:list-header>
      </text:list>
      <text:h text:style-name="P34" text:outline-level="2"><text:span text:style-name="T12">Analiza złożoności komunikacyjnej algorytmu</text:span></text:h>
      <text:p text:style-name="P26">złożoność pojedynczego przebiegu jednej instancji algorytmu (czyli z punktu widzenia pojedynczego procesu) </text:p>
      <text:list xml:id="list4384751285003607528" text:style-name="L3">
        <text:list-item>
          <text:p text:style-name="P12"><text:span text:style-name="T1">złożoność komunikacyjna pakietowa, wyrażona w liczbie komunikatów</text:span></text:p>
        </text:list-item>
        <text:list-item>
          <text:p text:style-name="P12"><text:span text:style-name="T1">złożoność czasowa przy założeniu jednostkowego czasu przesłania pojedynczego komunikatu w kanale</text:span></text:p>
        </text:list-item>
      </text:list>
      <text:p text:style-name="P29"><text:span text:style-name="T2">należy wyznaczyć </text:span><text:span text:style-name="T3">dokładną</text:span><text:span text:style-name="T2"> złożoność (nie rząd złożoności), a gdy możliwe są różne przypadki – należy podać złożoność pesymistyczną oraz średnią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2" svg:font-family="Arial" style:font-family-generic="roman"/>
    <style:font-face style:name="Arial CE" svg:font-family="'Arial CE'" style:font-family-generic="roman"/>
    <style:font-face style:name="Times New Roman1" svg:font-family="'Times New Roman'" style:font-family-generic="roman"/>
    <style:font-face style:name="Times New Roman CE" svg:font-family="'Times New Roman CE'" style:font-family-generic="roma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Alegreya" svg:font-family="Alegreya" style:font-pitch="variable"/>
    <style:font-face style:name="Cantarell" svg:font-family="Cantarell" style:font-adornments="Pogrubiona" style:font-pitch="variable"/>
    <style:font-face style:name="Comfortaa" svg:font-family="Comfortaa" style:font-pitch="variable"/>
    <style:font-face style:name="Heuristica" svg:font-family="Heuristica" style:font-pitch="variable"/>
    <style:font-face style:name="Linux Biolinum O" svg:font-family="'Linux Biolinum O'" style:font-pitch="variable"/>
    <style:font-face style:name="TeX Gyre Pagella Math" svg:font-family="'TeX Gyre Pagella Math'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PT Serif" svg:font-family="'PT Serif'" style:font-family-generic="roman" style:font-pitch="variable"/>
    <style:font-face style:name="PT Serif1" svg:font-family="'PT Serif'" style:font-adornments="Pogrubiona" style:font-family-generic="roman" style:font-pitch="variable"/>
    <style:font-face style:name="Times New Roman" svg:font-family="'Times New Roman'" style:font-family-generic="roman" style:font-pitch="variable"/>
    <style:font-face style:name="Utopia" svg:font-family="Utop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default-outline-level="" style:class="extra">
      <style:paragraph-properties fo:margin-left="0cm" fo:margin-right="0cm" fo:margin-top="0.423cm" fo:margin-bottom="0.212cm" style:contextual-spacing="false" fo:text-align="start" style:justify-single-word="false" fo:orphans="2" fo:widows="2" fo:text-indent="0cm" style:auto-text-indent="false" fo:keep-with-next="always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family="Arial" style:font-family-generic="swiss" style:font-pitch="variable" fo:font-size="10pt" fo:language="pl" fo:country="PL" style:font-name-asian="Microsoft YaHei" style:font-family-asian="'Microsoft YaHei'" style:font-family-generic-asian="system" style:font-pitch-asian="variable" style:font-size-asian="10pt" style:language-asian="pl" style:country-asian="PL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margin-left="0cm" fo:margin-right="0cm" fo:margin-top="0.847cm" fo:margin-bottom="0.212cm" style:contextual-spacing="false" fo:text-align="start" style:justify-single-word="false" fo:orphans="2" fo:widows="2" fo:text-indent="0cm" style:auto-text-indent="false" fo:background-color="transparent" fo:keep-with-next="always" style:vertical-align="auto">
        <style:background-image/>
      </style:paragraph-properties>
      <style:text-properties fo:text-transform="capitalize" fo:color="#3399ff" style:font-name="PT Serif1" fo:font-family="'PT Serif'" style:font-style-name="Pogrubiona" style:font-family-generic="roman" style:font-pitch="variable" fo:font-size="14pt" fo:language="pl" fo:country="PL" style:text-underline-style="none" fo:font-weight="bold" style:letter-kerning="true" style:font-size-asian="14pt" style:language-asian="pl" style:country-asian="PL" style:font-weight-asian="bold" style:font-relief="none"/>
    </style:style>
    <style:style style:name="Heading_20_2" style:display-name="Heading 2" style:family="paragraph" style:parent-style-name="Header" style:next-style-name="Text_20_body" style:default-outline-level="2" style:class="text">
      <style:paragraph-properties fo:margin-left="0.635cm" fo:margin-right="0cm" fo:margin-top="0.423cm" fo:margin-bottom="0.106cm" style:contextual-spacing="false" fo:text-align="start" style:justify-single-word="false" fo:orphans="2" fo:widows="2" fo:text-indent="-0.635cm" style:auto-text-indent="false" fo:keep-with-next="always" style:vertical-align="auto">
        <style:tab-stops>
          <style:tab-stop style:position="0.635cm"/>
        </style:tab-stops>
      </style:paragraph-properties>
      <style:text-properties style:font-name="Cantarell" fo:font-family="Cantarell" style:font-style-name="Pogrubiona" style:font-pitch="variable" fo:font-size="12pt" fo:language="pl" fo:country="PL" fo:font-weight="bold" style:font-size-asian="12pt" style:language-asian="pl" style:country-asian="PL" style:font-weight-asian="bold"/>
    </style:style>
    <style:style style:name="Heading_20_3" style:display-name="Heading 3" style:family="paragraph" style:parent-style-name="Header" style:next-style-name="Text_20_body" style:default-outline-level="3" style:class="text">
      <style:paragraph-properties fo:margin-left="0cm" fo:margin-right="0cm" fo:margin-top="0.423cm" fo:margin-bottom="0.106cm" style:contextual-spacing="false" fo:text-align="start" style:justify-single-word="false" fo:orphans="2" fo:widows="2" fo:text-indent="0cm" style:auto-text-indent="false" fo:keep-with-next="always" style:vertical-align="auto"/>
      <style:text-properties style:font-name="Arial1" fo:font-family="Arial" style:font-family-generic="swiss" fo:font-size="11pt" fo:language="pl" fo:country="PL" fo:font-weight="bold" style:font-size-asian="11pt" style:language-asian="pl" style:country-asian="PL" style:font-weight-asian="bold"/>
    </style:style>
    <style:style style:name="Footer" style:family="paragraph" style:parent-style-name="Standard" style:default-outline-level="" style:class="extra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text:number-lines="false" text:line-number="0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fo:language="pl" fo:country="PL" style:font-size-asian="10pt" style:language-asian="pl" style:country-asian="P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-0.053cm" fo:line-height="150%" fo:text-align="end" style:justify-single-word="false" fo:orphans="2" fo:widows="2" fo:text-indent="0cm" style:auto-text-indent="false" style:vertical-align="auto"/>
    </style:style>
    <style:style style:name="MT1" style:family="text">
      <style:text-properties fo:font-size="10pt" fo:language="pl" fo:country="PL" style:font-size-asian="10pt" style:language-asian="pl" style:country-asian="PL"/>
    </style:style>
    <style:page-layout style:name="Mpm1">
      <style:page-layout-properties fo:page-width="21.001cm" fo:page-height="29.7cm" style:num-format="1" style:print-orientation="portrait" fo:margin-top="1cm" fo:margin-bottom="1.251cm" fo:margin-left="1.401cm" fo:margin-right="1.401cm" style:writing-mode="lr-tb" style:layout-grid-color="#c0c0c0" style:layout-grid-lines="2744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pan text:style-name="MT1">/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Szychowiak</meta:initial-creator>
    <meta:creation-date>2003-12-04T16:54:00</meta:creation-date>
    <dc:date>2014-06-17T22:36:26.643871848</dc:date>
    <meta:editing-cycles>3</meta:editing-cycles>
    <meta:editing-duration>P0D</meta:editing-duration>
    <meta:generator>LibreOffice/4.2.4.2$Linux_X86_64 LibreOffice_project/420m0$Build-2</meta:generator>
    <dc:creator>Michał Ślusarczyk</dc:creator>
    <meta:document-statistic meta:table-count="1" meta:image-count="0" meta:object-count="0" meta:page-count="2" meta:paragraph-count="55" meta:word-count="642" meta:character-count="4740" meta:non-whitespace-character-count="4162"/>
    <meta:user-defined meta:name="Company">Instytut Informatyki</meta:user-defined>
    <meta:user-defined meta:name="Operator">Michał Szychowiak</meta:user-defined>
  </office:meta>
</office:document-meta>
</file>